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Shlomo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style:font-name="Constantia" style:font-name-complex="Constantia"/>
    </style:style>
    <style:style style:name="P2" style:family="paragraph" style:parent-style-name="Normal">
      <style:paragraph-properties fo:break-before="column"/>
      <style:text-properties style:font-name="Constantia" style:font-name-complex="Constantia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1da4e7"/>
    </style:style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7" style:family="paragraph" style:parent-style-name="List_20_Paragraph" style:list-style-name="L2">
      <style:text-properties style:font-name="Constantia" style:font-name-complex="Constantia"/>
    </style:style>
    <style:style style:name="P8" style:family="paragraph" style:parent-style-name="List_20_Paragraph" style:list-style-name="L3">
      <style:text-properties style:font-name="Constantia" style:font-name-complex="Constantia"/>
    </style:style>
    <style:style style:name="P9" style:family="paragraph" style:parent-style-name="List_20_Paragraph" style:list-style-name="L3">
      <style:text-properties style:font-name="Constantia" officeooo:rsid="00216f61" officeooo:paragraph-rsid="00216f61" style:font-name-complex="Constantia"/>
    </style:style>
    <style:style style:name="P10" style:family="paragraph" style:parent-style-name="List_20_Paragraph" style:list-style-name="L3"/>
    <style:style style:name="P11" style:family="paragraph" style:parent-style-name="List_20_Paragraph" style:list-style-name="L3">
      <style:text-properties officeooo:paragraph-rsid="001da4e7"/>
    </style:style>
    <style:style style:name="P12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13" style:family="paragraph" style:parent-style-name="Normal" style:list-style-name="L1">
      <style:text-properties style:font-name="Constantia" style:font-name-complex="Constantia"/>
    </style:style>
    <style:style style:name="T1" style:family="text">
      <style:text-properties officeooo:rsid="00223f35"/>
    </style:style>
    <style:style style:name="T2" style:family="text">
      <style:text-properties officeooo:rsid="00226ac8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style:font-name-complex="Constantia" style:language-complex="he" style:country-complex="IL"/>
    </style:style>
    <style:style style:name="T5" style:family="text">
      <style:text-properties style:font-name="Constantia" officeooo:rsid="001da4e7" style:font-name-complex="Constantia" style:language-complex="he" style:country-complex="IL"/>
    </style:style>
    <style:style style:name="T6" style:family="text">
      <style:text-properties style:font-name="Constantia" officeooo:rsid="001da4e7" style:font-name-complex="Constantia"/>
    </style:style>
    <style:style style:name="T7" style:family="text">
      <style:text-properties style:font-name="Constantia" style:font-name-complex="Shlomo" style:language-complex="he" style:country-complex="IL"/>
    </style:style>
    <style:style style:name="T8" style:family="text">
      <style:text-properties style:font-name="Constantia" officeooo:rsid="002cb6f6" style:font-name-complex="Shlomo" style:language-complex="he" style:country-complex="IL"/>
    </style:style>
    <style:style style:name="T9" style:family="text">
      <style:text-properties officeooo:rsid="002abe14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ext:</text:p>
      <text:list xml:id="list327506991" text:style-name="L1">
        <text:list-item>
          <text:p text:style-name="P5">Add Yah Eli piyyut, <text:span text:style-name="T1">check Torah service text</text:span></text:p>
        </text:list-item>
        <text:list-item>
          <text:p text:style-name="P5">Girsa of beracha of mekadeish hashabbat--add ungrammatical version in footnote</text:p>
        </text:list-item>
        <text:list-item>
          <text:p text:style-name="P3"><text:span text:style-name="Default_20_Paragraph_20_Font"><text:span text:style-name="T4">Check avinu malkeinu</text:span></text:span></text:p>
        </text:list-item>
        <text:list-item>
          <text:p text:style-name="P4"><text:span text:style-name="Default_20_Paragraph_20_Font"><text:span text:style-name="T5">Pluralize yehi ratzon for guests</text:span></text:span></text:p>
        </text:list-item>
      </text:list>
      <text:p text:style-name="P1">Formatting:</text:p>
      <text:list xml:id="list81902804320732" text:continue-numbering="true" text:style-name="L1">
        <text:list-item>
          <text:p text:style-name="P5">Shabbat amidah-intro has stuff falling into the margin</text:p>
        </text:list-item>
        <text:list-item>
          <text:p text:style-name="P5">Shabbat mincha kedusha is screwed up</text:p>
        </text:list-item>
        <text:list-item>
          <text:p text:style-name="P5">Bentshing (bamarom) has messed up formatting</text:p>
        </text:list-item>
        <text:list-item>
          <text:p text:style-name="P6">Find out why some things have less line spacing (mizmor shir chanukkat habayit)</text:p>
        </text:list-item>
        <text:list-item>
          <text:p text:style-name="P13">Bilingual instructions</text:p>
        </text:list-item>
      </text:list>
      <text:list xml:id="list3137155848" text:style-name="L2">
        <text:list-item>
          <text:p text:style-name="P7">Rashi script for instructions</text:p>
        </text:list-item>
        <text:list-item>
          <text:p text:style-name="P7">Stretchy letters</text:p>
        </text:list-item>
        <text:list-item>
          <text:p text:style-name="P7">Bold for shva na'</text:p>
        </text:list-item>
      </text:list>
      <text:p text:style-name="P1"/>
      <text:p text:style-name="P2">Other:</text:p>
      <text:list xml:id="list1465419459" text:style-name="L3">
        <text:list-item>
          <text:p text:style-name="P10"><text:span text:style-name="Default_20_Paragraph_20_Font"><text:span text:style-name="T3">Come up with a name--for now, </text:span></text:span><text:span text:style-name="Default_20_Paragraph_20_Font"><text:span text:style-name="T7">קטורת תמיד </text:span></text:span><text:span text:style-name="Default_20_Paragraph_20_Font"><text:span text:style-name="T8">or לשון ישרים</text:span></text:span></text:p>
        </text:list-item>
        <text:list-item>
          <text:p text:style-name="P8">Reorganize so Yom-Tov doesn't have so much skipping around</text:p>
          <text:list>
            <text:list-item>
              <text:p text:style-name="P9">Add holiday amidah at bottom of page for shacharit/mincha/ma’ariv</text:p>
            </text:list-item>
            <text:list-item>
              <text:p text:style-name="P9">Figure out how to organize holiday musaf</text:p>
            </text:list-item>
          </text:list>
        </text:list-item>
        <text:list-item>
          <text:p text:style-name="P8">Add bibliography</text:p>
          <text:list>
            <text:list-item>
              <text:p text:style-name="P8">Olas Tamid</text:p>
            </text:list-item>
            <text:list-item>
              <text:p text:style-name="P8">Wikisource (Siddur and <text:span text:style-name="T9">Mikra al pi HaMesora</text:span>)</text:p>
            </text:list-item>
            <text:list-item>
              <text:p text:style-name="P8">Birnbaum</text:p>
            </text:list-item>
            <text:list-item>
              <text:p text:style-name="P8">Sim Shalom</text:p>
            </text:list-item>
            <text:list-item>
              <text:p text:style-name="P8">Lev Shalem</text:p>
            </text:list-item>
            <text:list-item>
              <text:p text:style-name="P8">Artscroll</text:p>
            </text:list-item>
            <text:list-item>
              <text:p text:style-name="P8">Koren <text:span text:style-name="T2">(siddur, YT Machzor)</text:span></text:p>
            </text:list-item>
            <text:list-item>
              <text:p text:style-name="P8">Avodat Yisrael</text:p>
            </text:list-item>
            <text:list-item>
              <text:p text:style-name="P10"><text:span text:style-name="Default_20_Paragraph_20_Font"><text:span text:style-name="T3">Tefilat Yesharim</text:span></text:span></text:p>
            </text:list-item>
            <text:list-item>
              <text:p text:style-name="P11"><text:span text:style-name="Default_20_Paragraph_20_Font"><text:span text:style-name="T6">Rabbanit Leah Sarna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Shlomo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description/>
    <dc:subject/>
    <meta:initial-creator>Kasimer Nathan</meta:initial-creator>
    <dc:creator>Nathan Kasimer</dc:creator>
    <meta:creation-date>2020-04-24T14:01:00Z</meta:creation-date>
    <dc:date>2020-04-28T07:21:14.559000000</dc:date>
    <meta:editing-cycles>17</meta:editing-cycles>
    <meta:editing-duration>PT4H33M12S</meta:editing-duration>
    <meta:document-statistic meta:table-count="0" meta:image-count="0" meta:object-count="0" meta:page-count="1" meta:paragraph-count="30" meta:word-count="167" meta:character-count="919" meta:non-whitespace-character-count="811"/>
    <meta:template xlink:type="simple" xlink:actuate="onRequest" xlink:title="" xlink:href="Normal.dotm"/>
  </office:meta>
</office:document-meta>
</file>